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2095d2" officeooo:paragraph-rsid="002095d2"/>
    </style:style>
    <style:style style:name="T1" style:family="text">
      <style:text-properties officeooo:rsid="00209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Date: 202<text:span text:style-name="T1">5</text:span>.0<text:span text:style-name="T1">3</text:span>.2<text:span text:style-name="T1">3</text:span></text:p>
      <text:p text:style-name="P1">* Source: m<text:span text:style-name="T1">emy</text:span></text:p>
      <text:p text:style-name="P1">* Category: rożne</text:p>
      <text:p text:style-name="P1">* Shortname: mk</text:p>
      <text:p text:style-name="P1">* Modified: 2025-03-23, 12:40:17</text:p>
      <text:p text:style-name="P1"/>
      <text:p text:style-name="P2">Jeśli coś jest dla ciebie ważne, znajdziesz sposób; jeśli nie, znajdziesz wymówkę.</text:p>
      <text:p text:style-name="P2">Demotywatory.p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2:40:20.248284266</meta:creation-date>
    <meta:generator>LibreOffice/7.3.7.2$Linux_X86_64 LibreOffice_project/30$Build-2</meta:generator>
    <dc:date>2025-03-23T12:41:45.297574403</dc:date>
    <meta:editing-duration>PT1M5S</meta:editing-duration>
    <meta:editing-cycles>1</meta:editing-cycles>
    <meta:document-statistic meta:table-count="0" meta:image-count="0" meta:object-count="0" meta:page-count="1" meta:paragraph-count="7" meta:word-count="29" meta:character-count="193" meta:non-whitespace-character-count="171"/>
  </office:meta>
</office:document-meta>
</file>